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9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 (bytes)</text:p>
          </table:table-cell>
          <table:table-cell office:value-type="string" calcext:value-type="string">
            <text:p>huffman.std</text:p>
          </table:table-cell>
          <table:table-cell office:value-type="string" calcext:value-type="string">
            <text:p>huffman.mpi.2</text:p>
          </table:table-cell>
          <table:table-cell office:value-type="string" calcext:value-type="string">
            <text:p>huffman.mpi.4</text:p>
          </table:table-cell>
          <table:table-cell office:value-type="string" calcext:value-type="string">
            <text:p>huffman.mpi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60249184" calcext:value-type="float">
            <text:p>160249184</text:p>
          </table:table-cell>
          <table:table-cell office:value-type="float" office:value="15.606" calcext:value-type="float">
            <text:p>15.606</text:p>
          </table:table-cell>
          <table:table-cell office:value-type="float" office:value="11.474" calcext:value-type="float">
            <text:p>11.474</text:p>
          </table:table-cell>
          <table:table-cell office:value-type="float" office:value="8.284" calcext:value-type="float">
            <text:p>8.284</text:p>
          </table:table-cell>
          <table:table-cell office:value-type="float" office:value="7.534" calcext:value-type="float">
            <text:p>7.534</text:p>
          </table:table-cell>
        </table:table-row>
        <table:table-row table:style-name="ro1">
          <table:table-cell office:value-type="float" office:value="320498368" calcext:value-type="float">
            <text:p>320498368</text:p>
          </table:table-cell>
          <table:table-cell office:value-type="float" office:value="29.961" calcext:value-type="float">
            <text:p>29.961</text:p>
          </table:table-cell>
          <table:table-cell office:value-type="float" office:value="24.809" calcext:value-type="float">
            <text:p>24.809</text:p>
          </table:table-cell>
          <table:table-cell office:value-type="float" office:value="18.175" calcext:value-type="float">
            <text:p>18.175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640996736" calcext:value-type="float">
            <text:p>640996736</text:p>
          </table:table-cell>
          <table:table-cell office:value-type="float" office:value="60.155" calcext:value-type="float">
            <text:p>60.155</text:p>
          </table:table-cell>
          <table:table-cell office:value-type="string" calcext:value-type="string">
            <text:p>?</text:p>
          </table:table-cell>
          <table:table-cell office:value-type="float" office:value="35.727" calcext:value-type="float">
            <text:p>35.727</text:p>
          </table:table-cell>
          <table:table-cell office:value-type="float" office:value="33.053" calcext:value-type="float">
            <text:p>33.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Noto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8:27:41.384118540</meta:creation-date>
    <dc:date>2022-01-08T18:52:03.705713112</dc:date>
    <meta:editing-duration>PT2M42S</meta:editing-duration>
    <meta:editing-cycles>1</meta:editing-cycles>
    <meta:document-statistic meta:table-count="1" meta:cell-count="25" meta:object-count="0"/>
    <meta:generator>LibreOffice/7.1.8.1$Linux_X86_64 LibreOffice_project/10$Build-1</meta:generator>
  </office:meta>
</office:document-meta>
</file>